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1.092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genes_per_clust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number-columns-repeated="3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orig.ident</text:p>
          </table:table-cell>
          <table:table-cell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1:</text:p>
          </table:table-cell>
          <table:table-cell table:style-name="ce1" office:value-type="string" calcext:value-type="string">
            <text:p>Lgr5Cre</text:p>
          </table:table-cell>
          <table:table-cell table:style-name="ce3" office:value-type="float" office:value="1449" calcext:value-type="float">
            <text:p>1449</text:p>
          </table:table-cell>
          <table:table-cell table:style-name="ce3" office:value-type="float" office:value="1403" calcext:value-type="float">
            <text:p>1403</text:p>
          </table:table-cell>
          <table:table-cell table:style-name="ce3" office:value-type="float" office:value="1069" calcext:value-type="float">
            <text:p>1069</text:p>
          </table:table-cell>
          <table:table-cell table:style-name="ce3" office:value-type="float" office:value="1072" calcext:value-type="float">
            <text:p>1072</text:p>
          </table:table-cell>
          <table:table-cell table:style-name="ce3" office:value-type="float" office:value="702" calcext:value-type="float">
            <text:p>70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06" calcext:value-type="float">
            <text:p>606</text:p>
          </table:table-cell>
          <table:table-cell table:style-name="ce3" office:value-type="float" office:value="146" calcext:value-type="float">
            <text:p>146</text:p>
          </table:table-cell>
          <table:table-cell table:formula="of:=SUM([.C2:.J2])" office:value-type="float" office:value="7110" calcext:value-type="float">
            <text:p>7110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:</text:p>
          </table:table-cell>
          <table:table-cell table:style-name="ce1" office:value-type="string" calcext:value-type="string">
            <text:p>Setdb1KO</text:p>
          </table:table-cell>
          <table:table-cell table:style-name="ce3" office:value-type="float" office:value="1673" calcext:value-type="float">
            <text:p>1673</text:p>
          </table:table-cell>
          <table:table-cell table:style-name="ce3" office:value-type="float" office:value="922" calcext:value-type="float">
            <text:p>922</text:p>
          </table:table-cell>
          <table:table-cell table:style-name="ce3" office:value-type="float" office:value="1113" calcext:value-type="float">
            <text:p>1113</text:p>
          </table:table-cell>
          <table:table-cell table:style-name="ce3" office:value-type="float" office:value="949" calcext:value-type="float">
            <text:p>949</text:p>
          </table:table-cell>
          <table:table-cell table:style-name="ce3" office:value-type="float" office:value="1271" calcext:value-type="float">
            <text:p>1271</text:p>
          </table:table-cell>
          <table:table-cell table:style-name="ce3" office:value-type="float" office:value="795" calcext:value-type="float">
            <text:p>795</text:p>
          </table:table-cell>
          <table:table-cell table:style-name="ce3" office:value-type="float" office:value="851" calcext:value-type="float">
            <text:p>851</text:p>
          </table:table-cell>
          <table:table-cell table:style-name="ce3" office:value-type="float" office:value="160" calcext:value-type="float">
            <text:p>160</text:p>
          </table:table-cell>
          <table:table-cell table:formula="of:=SUM([.C3:.J3])" office:value-type="float" office:value="7734" calcext:value-type="float">
            <text:p>7734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string" calcext:value-type="string">
            <text:p>Lgr5Cre</text:p>
          </table:table-cell>
          <table:table-cell office:value-type="string" calcext:value-type="string">
            <text:p>Setdb1KO</text:p>
          </table:table-cell>
        </table:table-row>
        <table:table-row table:style-name="ro1">
          <table:table-cell/>
          <table:table-cell office:value-type="string" calcext:value-type="string">
            <text:p>Normalized</text:p>
          </table:table-cell>
          <table:table-cell table:formula="of:=([.C2]/[.$K2])*100" office:value-type="float" office:value="20.379746835443" calcext:value-type="float">
            <text:p>20.379746835443</text:p>
          </table:table-cell>
          <table:table-cell table:formula="of:=([.D2]/[.$K2])*100" office:value-type="float" office:value="19.732770745429" calcext:value-type="float">
            <text:p>19.732770745429</text:p>
          </table:table-cell>
          <table:table-cell table:formula="of:=([.E2]/[.$K2])*100" office:value-type="float" office:value="15.0351617440225" calcext:value-type="float">
            <text:p>15.0351617440225</text:p>
          </table:table-cell>
          <table:table-cell table:formula="of:=([.F2]/[.$K2])*100" office:value-type="float" office:value="15.0773558368495" calcext:value-type="float">
            <text:p>15.0773558368495</text:p>
          </table:table-cell>
          <table:table-cell table:formula="of:=([.G2]/[.$K2])*100" office:value-type="float" office:value="9.87341772151899" calcext:value-type="float">
            <text:p>9.87341772151899</text:p>
          </table:table-cell>
          <table:table-cell table:formula="of:=([.H2]/[.$K2])*100" office:value-type="float" office:value="9.32489451476793" calcext:value-type="float">
            <text:p>9.32489451476793</text:p>
          </table:table-cell>
          <table:table-cell table:formula="of:=([.I2]/[.$K2])*100" office:value-type="float" office:value="8.52320675105485" calcext:value-type="float">
            <text:p>8.52320675105485</text:p>
          </table:table-cell>
          <table:table-cell table:formula="of:=([.J2]/[.$K2])*100" office:value-type="float" office:value="2.05344585091421" calcext:value-type="float">
            <text:p>2.05344585091421</text:p>
          </table:table-cell>
          <table:table-cell table:number-columns-repeated="2"/>
          <table:table-cell office:value-type="float" office:value="20.3" calcext:value-type="float">
            <text:p>20.3</text:p>
          </table:table-cell>
          <table:table-cell office:value-type="float" office:value="21.6" calcext:value-type="float">
            <text:p>21.6</text:p>
          </table:table-cell>
        </table:table-row>
        <table:table-row table:style-name="ro1">
          <table:table-cell table:number-columns-repeated="2"/>
          <table:table-cell table:formula="of:=([.C3]/[.$K3])*100" office:value-type="float" office:value="21.6317558831135" calcext:value-type="float">
            <text:p>21.6317558831135</text:p>
          </table:table-cell>
          <table:table-cell table:formula="of:=([.D3]/[.$K3])*100" office:value-type="float" office:value="11.9213860874063" calcext:value-type="float">
            <text:p>11.9213860874063</text:p>
          </table:table-cell>
          <table:table-cell table:formula="of:=([.E3]/[.$K3])*100" office:value-type="float" office:value="14.3910007757952" calcext:value-type="float">
            <text:p>14.3910007757952</text:p>
          </table:table-cell>
          <table:table-cell table:formula="of:=([.F3]/[.$K3])*100" office:value-type="float" office:value="12.2704939229377" calcext:value-type="float">
            <text:p>12.2704939229377</text:p>
          </table:table-cell>
          <table:table-cell table:formula="of:=([.G3]/[.$K3])*100" office:value-type="float" office:value="16.4339281096457" calcext:value-type="float">
            <text:p>16.4339281096457</text:p>
          </table:table-cell>
          <table:table-cell table:formula="of:=([.H3]/[.$K3])*100" office:value-type="float" office:value="10.2792862684251" calcext:value-type="float">
            <text:p>10.2792862684251</text:p>
          </table:table-cell>
          <table:table-cell table:formula="of:=([.I3]/[.$K3])*100" office:value-type="float" office:value="11.003361779157" calcext:value-type="float">
            <text:p>11.003361779157</text:p>
          </table:table-cell>
          <table:table-cell table:formula="of:=([.J3]/[.$K3])*100" office:value-type="float" office:value="2.06878717351952" calcext:value-type="float">
            <text:p>2.06878717351952</text:p>
          </table:table-cell>
          <table:table-cell table:number-columns-repeated="2"/>
          <table:table-cell office:value-type="float" office:value="19.7" calcext:value-type="float">
            <text:p>19.7</text:p>
          </table:table-cell>
          <table:table-cell office:value-type="float" office:value="11.9" calcext:value-type="float">
            <text:p>11.9</text:p>
          </table:table-cell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2.2" calcext:value-type="float">
            <text:p>12.2</text:p>
          </table:table-cell>
        </table:table-row>
        <table:table-row table:style-name="ro1">
          <table:table-cell table:number-columns-repeated="12"/>
          <table:table-cell office:value-type="float" office:value="10" calcext:value-type="float">
            <text:p>10</text:p>
          </table:table-cell>
          <table:table-cell office:value-type="float" office:value="16.4" calcext:value-type="float">
            <text:p>16.4</text:p>
          </table:table-cell>
        </table:table-row>
        <table:table-row table:style-name="ro1">
          <table:table-cell table:number-columns-repeated="12"/>
          <table:table-cell office:value-type="float" office:value="9.3" calcext:value-type="float">
            <text:p>9.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2"/>
          <table:table-cell office:value-type="float" office:value="8.5" calcext:value-type="float">
            <text:p>8.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12"/>
          <table:table-cell table:number-columns-repeated="2"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1">00/00/0000</text:date>, <text:time style:data-style-name="N2" text:time-value="15:02:49.3780965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01T16:14:13.183265774</dc:date>
    <meta:editing-duration>PT1H6M8S</meta:editing-duration>
    <meta:editing-cycles>2</meta:editing-cycles>
    <meta:generator>LibreOffice/6.4.7.2$Linux_X86_64 LibreOffice_project/40$Build-2</meta:generator>
    <meta:document-statistic meta:table-count="1" meta:cell-count="66" meta:object-count="0"/>
  </office:meta>
</office:document-meta>
</file>